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3a" officeooo:paragraph-rsid="001b913a"/>
    </style:style>
    <style:style style:name="P2" style:family="paragraph" style:parent-style-name="Standard">
      <style:text-properties officeooo:rsid="001d00c4" officeooo:paragraph-rsid="001d00c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ulo – артикль</text:p>
      <text:p text:style-name="P1">tintero – чернильница</text:p>
      <text:p text:style-name="P1">El adjetivo – Прилагательное</text:p>
      <text:p text:style-name="P1">Cigarillo – сигарета</text:p>
      <text:p text:style-name="P1">Cerilla – спичка</text:p>
      <text:p text:style-name="P1">la cartera – бумажник</text:p>
      <text:p text:style-name="P1">el clavel – гвоздика</text:p>
      <text:p text:style-name="P1">la c<text:span text:style-name="T1">o</text:span>moda – комод</text:p>
      <text:p text:style-name="P2">el florero - ваз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1:23.342345889</meta:creation-date>
    <dc:date>2017-10-14T19:31:08.423995690</dc:date>
    <meta:editing-duration>PT9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4" meta:character-count="178" meta:non-whitespace-character-count="155"/>
  </office:meta>
</office:document-meta>
</file>